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c908e"/>
    </style:style>
    <style:style style:name="P2" style:family="paragraph" style:parent-style-name="Standard">
      <style:text-properties officeooo:rsid="000c908e" officeooo:paragraph-rsid="000c908e"/>
    </style:style>
    <style:style style:name="P3" style:family="paragraph" style:parent-style-name="Standard">
      <style:text-properties officeooo:rsid="000e3373" officeooo:paragraph-rsid="000e3373"/>
    </style:style>
    <style:style style:name="P4" style:family="paragraph" style:parent-style-name="Standard">
      <style:text-properties officeooo:paragraph-rsid="000e3373"/>
    </style:style>
    <style:style style:name="P5" style:family="paragraph" style:parent-style-name="Standard">
      <style:text-properties officeooo:rsid="000fd6cf" officeooo:paragraph-rsid="000fd6cf"/>
    </style:style>
    <style:style style:name="P6" style:family="paragraph" style:parent-style-name="Standard">
      <style:text-properties officeooo:rsid="0011b712" officeooo:paragraph-rsid="0011b712"/>
    </style:style>
    <style:style style:name="P7" style:family="paragraph" style:parent-style-name="Standard">
      <style:text-properties officeooo:rsid="00128d0e" officeooo:paragraph-rsid="000e3373"/>
    </style:style>
    <style:style style:name="P8" style:family="paragraph" style:parent-style-name="Standard">
      <style:text-properties officeooo:rsid="00128d0e" officeooo:paragraph-rsid="00128d0e"/>
    </style:style>
    <style:style style:name="P9" style:family="paragraph" style:parent-style-name="Table_20_Contents">
      <style:text-properties officeooo:rsid="00128d0e" officeooo:paragraph-rsid="00128d0e"/>
    </style:style>
    <style:style style:name="P10" style:family="paragraph" style:parent-style-name="Heading_20_1">
      <style:text-properties officeooo:paragraph-rsid="0018814b"/>
    </style:style>
    <style:style style:name="P11" style:family="paragraph" style:parent-style-name="Heading_20_2">
      <style:paragraph-properties fo:margin-left="0cm" fo:margin-right="0cm" fo:text-indent="0cm" style:auto-text-indent="false" fo:padding="0.049cm" fo:border="0.06pt solid #d9d9e3"/>
    </style:style>
    <style:style style:name="P12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13" style:family="paragraph" style:parent-style-name="Standard">
      <style:text-properties officeooo:rsid="0018814b" officeooo:paragraph-rsid="0018814b"/>
    </style:style>
    <style:style style:name="P14" style:family="paragraph" style:parent-style-name="Standard">
      <style:text-properties officeooo:rsid="00140805" officeooo:paragraph-rsid="000c908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7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9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0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21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</style:style>
    <style:style style:name="P24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0c90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3373" style:font-weight-asian="bold" style:font-weight-complex="bold"/>
    </style:style>
    <style:style style:name="T4" style:family="text">
      <style:text-properties fo:font-weight="bold" officeooo:rsid="00128d0e" style:font-weight-asian="bold" style:font-weight-complex="bold"/>
    </style:style>
    <style:style style:name="T5" style:family="text">
      <style:text-properties officeooo:rsid="000e3373"/>
    </style:style>
    <style:style style:name="T6" style:family="text">
      <style:text-properties officeooo:rsid="00128d0e"/>
    </style:style>
    <style:style style:name="T7" style:family="text">
      <style:text-properties officeooo:rsid="001596f7"/>
    </style:style>
    <style:style style:name="T8" style:family="text">
      <style:text-properties loext:padding="0.049cm" loext:border="0.06pt solid #d9d9e3"/>
    </style:style>
    <style:style style:name="T9" style:family="text">
      <style:text-properties officeooo:rsid="0018ac9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h text:style-name="Heading_20_1" text:outline-level="1">Guide pour l'Exécution en Local - Garage V.Parrot</text:h>
      <text:p text:style-name="P14"/>
      <text:h text:style-name="Heading_20_2" text:outline-level="2"><text:s/>Installation de WAMP64</text:h>
      <text:p text:style-name="P14"/>
      <text:h text:style-name="Heading_20_3" text:outline-level="3">1. Téléchargement et Installation :</text:h>
      <text:p text:style-name="P14"><text:s text:c="4"/>- Visitez le site officiel de WAMP.</text:p>
      <text:p text:style-name="P14"><text:s text:c="4"/>- Téléchargez la version de WAMP correspondant à votre système (32 ou 64 bits).</text:p>
      <text:p text:style-name="P14"><text:s text:c="4"/>- Exécutez le fichier d'installation et suivez les instructions.</text:p>
      <text:p text:style-name="P14"/>
      <text:h text:style-name="Heading_20_3" text:outline-level="3">2. Démarrage de WAMP :</text:h>
      <text:p text:style-name="P14"><text:s text:c="4"/>- Lancez WAMP depuis le menu Démarrer.</text:p>
      <text:p text:style-name="P14"><text:s text:c="4"/>- Vérifiez que l'icône de WAMP dans la barre des tâches est verte.</text:p>
      <text:p text:style-name="P14"/>
      <text:h text:style-name="Heading_20_2" text:outline-level="2"><text:s/>Configuration de MySQL</text:h>
      <text:p text:style-name="P14"/>
      <text:h text:style-name="Heading_20_3" text:outline-level="3">1. Création de la Base de Données :</text:h>
      <text:p text:style-name="P14"><text:s text:c="4"/>- Utilisez le terminal MySQL pour créer une nouvelle base de données (`CREATE DATABASE nom_de_votre_db;`).</text:p>
      <text:p text:style-name="P14"/>
      <text:h text:style-name="Heading_20_3" text:outline-level="3">2. Exécution de Scripts SQL :</text:h>
      <text:p text:style-name="P14"><text:s text:c="4"/>- Utilisez le fichier `DB_GARAGE.sql` pour initialiser la base de données.</text:p>
      <text:p text:style-name="P14"/>
      <text:h text:style-name="Heading_20_2" text:outline-level="2"><text:s/>Configuration Apache</text:h>
      <text:p text:style-name="P14"/>
      <text:p text:style-name="P14">- Modifiez le fichier `httpd.conf` pour configurer Apache, notamment en définissant les alias et les directives nécessaires pour le projet.</text:p>
      <text:p text:style-name="P14"/>
      <text:h text:style-name="Heading_20_2" text:outline-level="2"><text:s/>Configuration PHP</text:h>
      <text:p text:style-name="P14"/>
      <text:p text:style-name="P14">- Assurez-vous que les extensions `pdo_mysql` et `openssl` sont activées dans le fichier de configuration PHP (`php.ini`).</text:p>
      <text:p text:style-name="P14"/>
      <text:h text:style-name="Heading_20_2" text:outline-level="2"><text:soft-page-break/><text:s/>Démarrage de l'Application</text:h>
      <text:p text:style-name="P14"/>
      <text:h text:style-name="Heading_20_3" text:outline-level="3">1. Placer les Fichiers du Projet :</text:h>
      <text:p text:style-name="P14"><text:s text:c="4"/>- Copiez les fichiers de votre projet dans le répertoire `www` de WAMP.</text:p>
      <text:p text:style-name="P14"/>
      <text:h text:style-name="Heading_20_3" text:outline-level="3">2. Accéder au Projet :</text:h>
      <text:p text:style-name="P14"><text:s text:c="4"/>- Ouvrez un navigateur et accédez à `localhost/nom_du_projet`.</text:p>
      <text:p text:style-name="P14"/>
      <text:h text:style-name="Heading_20_2" text:outline-level="2"><text:s/>Tests et Validation</text:h>
      <text:p text:style-name="P14"/>
      <text:p text:style-name="P14">- Suivez le guide de test fourni pour valider les fonctionnalités clés du projet, telles que la visualisation des véhicules, l'utilisation des formulaires et la gestion par l'administrateur.</text:p>
      <text:p text:style-name="P14"/>
      <text:p text:style-name="P14">---</text:p>
      <text:p text:style-name="P14"/>
      <text:h text:style-name="Heading_20_1" text:outline-level="1">Création d'un Compte Administrateur</text:h>
      <text:p text:style-name="P14"/>
      <text:p text:style-name="P14">Pour créer un compte administrateur, suivez ces étapes après avoir configuré l'environnement local :</text:p>
      <text:p text:style-name="P14"/>
      <text:h text:style-name="Heading_20_3" text:outline-level="3">1. Accéder à MySQL :</text:h>
      <text:p text:style-name="P14"><text:s text:c="4"/>- Ouvrez le terminal MySQL (`mysql -u root -p`).</text:p>
      <text:p text:style-name="P14"><text:s text:c="4"/>- Sélectionnez la base de données créée (`USE nom_de_votre_db;`).</text:p>
      <text:p text:style-name="P14"/>
      <text:h text:style-name="Heading_20_3" text:outline-level="3">2. Créer le Compte Administrateur :</text:h>
      <text:p text:style-name="P14"><text:s text:c="4"/>- Utilisez la classe `classUtilisateur.php` pour ajouter un administrateur.</text:p>
      <text:p text:style-name="P14"><text:s text:c="4"/>- Exemple : `Utilisateur::ajoute($pdo, 'identifiant_admin', 'mot_de_passe', 'nom', 'prenom', 'type_utilisateur');`</text:p>
      <text:p text:style-name="P14"><text:s text:c="4"/>- Assurez-vous que le champ `type_utilisateur` est défini comme 'A' pour administrateur.</text:p>
      <text:p text:style-name="P14"/>
      <text:h text:style-name="Heading_20_3" text:outline-level="3">3. Vérification :</text:h>
      <text:p text:style-name="P14"><text:s text:c="4"/>- Après avoir ajouté le compte administrateur, connectez-vous via le fichier `signin.php` pour vérifier l'accès administratif.</text:p>
      <text:p text:style-name="P14"/>
      <text:p text:style-name="P14"/>
      <text:p text:style-name="P14">Ce guide combine les étapes de configuration et de démarrage de l'application en local avec la création d'un compte administrateur, en tenant compte des spécificités d<text:span text:style-name="T9">u</text:span> projet et de l'architecture de <text:span text:style-name="T9">me</text:span>s fichiers.</text:p>
      <text:p text:style-name="P13"/>
      <text:h text:style-name="P10" text:outline-level="1"><text:soft-page-break/></text:h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10:27:56.272000000</meta:creation-date>
    <meta:generator>LibreOffice/7.6.2.1$Windows_X86_64 LibreOffice_project/56f7684011345957bbf33a7ee678afaf4d2ba333</meta:generator>
    <dc:date>2023-11-19T21:58:42.979000000</dc:date>
    <meta:editing-duration>PT2H1M44S</meta:editing-duration>
    <meta:editing-cycles>11</meta:editing-cycles>
    <meta:print-date>2023-11-19T21:58:36.431000000</meta:print-date>
    <meta:printed-by>Fichiers PDF</meta:printed-by>
    <meta:document-statistic meta:table-count="0" meta:image-count="0" meta:object-count="0" meta:page-count="3" meta:paragraph-count="39" meta:word-count="352" meta:character-count="2404" meta:non-whitespace-character-count="2023"/>
  </office:meta>
</office:document-meta>
</file>